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color="#00000a" style:font-name="Times New Roman" fo:font-size="12pt" fo:font-weight="bold" officeooo:paragraph-rsid="0014766e" fo:background-color="#ffffff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a" style:font-name="Times New Roman" fo:font-size="12pt" fo:font-weight="bold" officeooo:paragraph-rsid="0014766e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a" style:font-name="Times New Roman" fo:font-size="12pt" officeooo:paragraph-rsid="0014766e" fo:background-color="#ffffff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a" style:font-name="Times New Roman" fo:font-size="12pt" officeooo:rsid="0021b951" officeooo:paragraph-rsid="0021b951" fo:background-color="#ffffff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a" style:font-name="Times New Roman" fo:font-size="14pt" fo:font-weight="bold" officeooo:rsid="0014766e" officeooo:paragraph-rsid="0014766e" fo:background-color="#ffffff" style:font-size-asian="14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a" style:font-name="Times New Roman" fo:font-size="14pt" fo:font-weight="bold" officeooo:rsid="0021b951" officeooo:paragraph-rsid="0021b951" fo:background-color="#ffffff" style:font-size-asian="14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officeooo:paragraph-rsid="0014766e" style:font-size-asian="12pt" style:font-name-complex="Times New Roman1" style:font-size-complex="12pt"/>
    </style:style>
    <style:style style:name="P8" style:family="paragraph" style:parent-style-name="Standard">
      <style:paragraph-properties fo:margin-top="0.423cm" fo:margin-bottom="0cm" loext:contextual-spacing="false"/>
      <style:text-properties style:font-name="Times New Roman" fo:font-size="12pt" officeooo:paragraph-rsid="0014766e" style:font-size-asian="12pt" style:font-name-complex="Times New Roman1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officeooo:rsid="00232269" officeooo:paragraph-rsid="0023226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23bce5" officeooo:paragraph-rsid="0023bce5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cm" fo:margin-bottom="0.529cm" loext:contextual-spacing="false" fo:text-align="justify" style:justify-single-word="false"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bold" officeooo:rsid="001c5192" officeooo:paragraph-rsid="001dd5be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.529cm" loext:contextual-spacing="false" fo:text-align="justify" style:justify-single-word="false" fo:orphans="2" fo:widows="2" fo:padding="0cm" fo:border="none"/>
      <style:text-properties fo:font-variant="normal" fo:text-transform="none" fo:color="#000000" style:font-name="Times New Roman" fo:font-size="11pt" fo:letter-spacing="normal" fo:language="pt" fo:country="BR" fo:font-style="italic" fo:font-weight="normal" officeooo:rsid="0021b951" officeooo:paragraph-rsid="0021b951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ext_20_body">
      <style:paragraph-properties fo:margin-top="0cm" fo:margin-bottom="0.529cm" loext:contextual-spacing="false" fo:text-align="justify" style:justify-single-word="false" fo:orphans="2" fo:widows="2" fo:padding="0cm" fo:border="none"/>
      <style:text-properties fo:color="#000000" style:font-name="Times New Roman" fo:font-size="11pt" fo:font-style="italic" fo:font-weight="normal" officeooo:rsid="0021b951" officeooo:paragraph-rsid="00232269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Text_20_body">
      <style:paragraph-properties fo:line-height="0.353cm" fo:text-align="justify" style:justify-single-word="false"/>
      <style:text-properties fo:font-variant="normal" fo:text-transform="none" fo:color="#000000" style:font-name="Times New Roman" fo:font-size="11pt" fo:letter-spacing="normal" fo:font-style="italic" fo:font-weight="normal" officeooo:rsid="001dd5be" officeooo:paragraph-rsid="001dd5be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margin-top="0cm" fo:margin-bottom="0cm" loext:contextual-spacing="true" fo:text-align="justify" style:justify-single-word="false"/>
      <style:text-properties fo:font-size="14pt" fo:font-weight="bold" officeooo:rsid="001299e2" officeooo:paragraph-rsid="00232269" style:font-size-asian="14pt" style:font-weight-asian="bold" style:font-size-complex="14pt" style:font-weight-complex="bold"/>
    </style:style>
    <style:style style:name="P16" style:family="paragraph" style:parent-style-name="Standard" style:master-page-name="Standard">
      <style:paragraph-properties fo:margin-left="-0.501cm" fo:margin-right="0cm" fo:text-align="center" style:justify-single-word="false" fo:text-indent="0cm" style:auto-text-indent="false" style:page-number="auto"/>
      <style:text-properties officeooo:paragraph-rsid="0014766e"/>
    </style:style>
    <style:style style:name="P17" style:family="paragraph" style:parent-style-name="Standard">
      <style:paragraph-properties fo:margin-top="0cm" fo:margin-bottom="0cm" loext:contextual-spacing="true" fo:text-align="justify" style:justify-single-word="false"/>
      <style:text-properties style:font-name="Times New Roman" fo:font-size="12pt" fo:font-weight="normal" officeooo:rsid="00232269" officeooo:paragraph-rsid="00232269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bce5" officeooo:paragraph-rsid="0023bce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32269" officeooo:paragraph-rsid="0023226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weight="bold" officeooo:rsid="0023bce5" officeooo:paragraph-rsid="0023bce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3bce5" officeooo:paragraph-rsid="0023bce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32269" officeooo:paragraph-rsid="0023226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weight="bold" officeooo:rsid="00282b67" officeooo:paragraph-rsid="00232269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weight="bold" officeooo:rsid="00282b67" officeooo:paragraph-rsid="00282b6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82b67" officeooo:paragraph-rsid="00282b6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bold" officeooo:paragraph-rsid="0017a931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top="0.423cm" fo:margin-bottom="0cm" loext:contextual-spacing="false"/>
      <style:text-properties style:font-name="Times New Roman" fo:font-size="12pt" officeooo:paragraph-rsid="0014766e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font-name="Times New Roman" fo:font-size="12pt" fo:font-weight="normal" officeooo:rsid="0014a36b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232269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9pt" style:font-size-asian="9pt" style:font-name-complex="Times New Roman1" style:font-size-complex="9pt"/>
    </style:style>
    <style:style style:name="T6" style:family="text">
      <style:text-properties style:font-name="Times New Roman" fo:font-size="9pt" officeooo:rsid="0014766e" style:font-size-asian="9pt" style:font-name-complex="Times New Roman1" style:font-size-complex="9pt"/>
    </style:style>
    <style:style style:name="T7" style:family="text">
      <style:text-properties style:font-name="Times New Roman" fo:font-size="9pt" officeooo:rsid="0021b951" style:font-size-asian="9pt" style:font-name-complex="Times New Roman1" style:font-size-complex="9pt"/>
    </style:style>
    <style:style style:name="T8" style:family="text">
      <style:text-properties fo:font-variant="normal" fo:text-transform="none" fo:letter-spacing="normal" fo:language="pt" fo:country="BR"/>
    </style:style>
    <style:style style:name="T9" style:family="text">
      <style:text-properties fo:font-variant="normal" fo:text-transform="none" fo:letter-spacing="normal" fo:language="pt" fo:country="BR" officeooo:rsid="0023226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7ecef" style:font-weight-asian="normal" style:font-weight-complex="normal"/>
    </style:style>
    <style:style style:name="T12" style:family="text">
      <style:text-properties fo:font-weight="normal" officeooo:rsid="00282b67" style:font-weight-asian="normal" style:font-weight-complex="normal"/>
    </style:style>
    <style:style style:name="T13" style:family="text">
      <style:text-properties fo:font-weight="normal" officeooo:rsid="002a150d" style:font-weight-asian="normal" style:font-weight-complex="normal"/>
    </style:style>
    <style:style style:name="T14" style:family="text">
      <style:text-properties officeooo:rsid="002b9424"/>
    </style:style>
    <style:style style:name="T15" style:family="text">
      <style:text-properties officeooo:rsid="002ffe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5">Graduação em Ciência da Computação. Disciplina: “</text:span><text:span text:style-name="T7">Sistemas Distribuídos</text:span><text:span text:style-name="T5">”. Ano 201</text:span><text:span text:style-name="T6">8</text:span><text:span text:style-name="T5">.</text:span></text:p>
      <text:p text:style-name="P1"/>
      <text:p text:style-name="P6"/>
      <text:p text:style-name="P6">SISTEMAS DISTRIBUÍDOS DE CASA DE LEILÃO</text:p>
      <text:p text:style-name="P5"><text:s/></text:p>
      <text:p text:style-name="P4">Ana Paula Fernandes de Souza</text:p>
      <text:p text:style-name="P4">0022647 </text:p>
      <text:p text:style-name="P3">Luiz Eduardo Pereira</text:p>
      <text:p text:style-name="P3">0021619</text:p>
      <text:p text:style-name="P7">Instituto Federal de Minas Gerais, Formiga, MG.</text:p>
      <text:p text:style-name="P8"/>
      <text:p text:style-name="P8"/>
      <text:p text:style-name="P2">INTRODUÇÃO</text:p>
      <text:p text:style-name="P2"/>
      <text:p text:style-name="P15"><text:span text:style-name="T1"><text:tab/></text:span><text:span text:style-name="T2">Este </text:span><text:span text:style-name="T3">documento</text:span><text:span text:style-name="T2"> tem como objetivo a </text:span><text:span text:style-name="T4">explicação das decisões tomadas no trabalho prático da disciplina. O trabalho consiste em um sistema distribuído para leilão, onde é possível que alguns usuários falhem por colapso e o sistema continue funcional</text:span></text:p>
      <text:p text:style-name="P17"/>
      <text:p text:style-name="P17"/>
      <text:p text:style-name="P17"/>
      <text:p text:style-name="P9">MVC</text:p>
      <text:p text:style-name="P9"/>
      <text:p text:style-name="P22"><text:tab/><text:span text:style-name="T10">Optamos por utilizar o padrão MVC (Modelo – Visão – Controle) para deixar o código dividido em camadas para melhor organização e desempenho.</text:span></text:p>
      <text:p text:style-name="P18"/>
      <text:p text:style-name="P18"/>
      <text:p text:style-name="P18"/>
      <text:p text:style-name="P10">MODELO (Persistência de Dados) </text:p>
      <text:p text:style-name="P10"/>
      <text:p text:style-name="P21"><text:tab/><text:span text:style-name="T11">A parte de modelo armazena todos os dados que necessitam ser persistentes. Esses dados são:</text:span></text:p>
      <text:p text:style-name="P10"><text:span text:style-name="T11"><text:tab/>Registro de Salas;</text:span></text:p>
      <text:p text:style-name="P10"><text:span text:style-name="T11"><text:tab/>Registro de Ganhadores;</text:span></text:p>
      <text:p text:style-name="P10"><text:span text:style-name="T11"><text:tab/>Registro de Valores Finais;</text:span></text:p>
      <text:p text:style-name="P10"><text:span text:style-name="T11"><text:tab/>Registro de Usuários.</text:span></text:p>
      <text:p text:style-name="P10"><text:span text:style-name="T11"/></text:p>
      <text:p text:style-name="P21"><text:span text:style-name="T11"><text:tab/>Os registros de salas, ganhadores e valores são salvos em um único arquivo. Já usuários possui um arquivo separado. Para as senhas de usuários, foi utilizado SHA1 para a criptografia.</text:span></text:p>
      <text:p text:style-name="P21"><text:span text:style-name="T11"/></text:p>
      <text:p text:style-name="P21"><text:span text:style-name="T11"><text:tab/>Os arquivos são salvos na forma de HashMap </text:span><text:span text:style-name="T12">e estão salvos na memória do modelo para que a comunicação Modelo – Controle seja mais rápida.</text:span></text:p>
      <text:p text:style-name="P21"><text:span text:style-name="T12"/></text:p>
      <text:p text:style-name="P21"><text:span text:style-name="T12"><text:tab/>Para sincronia, no início da execução o modelo verifica se é o primeiro a entrar no cluster, se for, ele carrega os dados gravados em arquivo-texto. Se ele não for o primeiro, ele envia uma <text:s/>mensagem ao coordenador pedindo os arquivos.</text:span></text:p>
      <text:p text:style-name="P23"/>
      <text:p text:style-name="P23"/>
      <text:p text:style-name="P23"/>
      <text:p text:style-name="P24"><text:soft-page-break/>CONTROLE</text:p>
      <text:p text:style-name="P24"/>
      <text:p text:style-name="P25"><text:tab/><text:span text:style-name="T13">O controle é o intermediário entre a Visão e o Modelo. Ele recebe as requisições da visão, e repassa os dados que necessitam ser armazenados para o modelo.</text:span></text:p>
      <text:p text:style-name="P25"><text:span text:style-name="T13"><text:tab/>O controle armazena os Log das salas de leilão, mas só repassa para o modelo o ganhador e o valor final do item após o término do leilão do item. Quando alguma visão cria uma sala, ela se torna o controle daquela sala até o término do leilão. Cabe ao Leiloeiro repassar as informações da sala que ele controla para os outros controles.</text:span></text:p>
      <text:p text:style-name="P24"/>
      <text:p text:style-name="P24"/>
      <text:p text:style-name="P24">VISÃO</text:p>
      <text:p text:style-name="P24"/>
      <text:p text:style-name="P19"><text:tab/><text:span text:style-name="T14">Visão é a parte mais básica, projetada para interagir com o controle. Ela pode:</text:span></text:p>
      <text:p text:style-name="P19"><text:tab/><text:span text:style-name="T14">Logar com um usuário;</text:span></text:p>
      <text:p text:style-name="P19"><text:tab/><text:span text:style-name="T14">Criar um usuário;</text:span></text:p>
      <text:p text:style-name="P19"><text:tab/><text:span text:style-name="T14">Entrar em um leilão de um item já anunciado, digitando o nome do leiloeiro;</text:span></text:p>
      <text:p text:style-name="P19"><text:tab/><text:span text:style-name="T14">Criar uma sala de leilão, o item deve ser um ID numérico. Após criar uma sala, ela se tornará automaticamente parte do controle.</text:span></text:p>
      <text:p text:style-name="P19"><text:tab/><text:span text:style-name="T14">Ver a lista de Itens e seus respectivos ganhadores.</text:span></text:p>
      <text:p text:style-name="P19"/>
      <text:p text:style-name="P19"><text:tab/><text:span text:style-name="T15">Quando o leilão é iniciado, mas em momento algum entre usuários, o leilão é salvo no modelo, mas não possui ganhador.</text:span></text:p>
      <text:p text:style-name="P19"><text:tab/></text:p>
      <text:p text:style-name="P26"/>
      <text:p text:style-name="P11">REFERÊNCIAS</text:p>
      <text:p text:style-name="P12">Exemplos apresentados em sala de aula;</text:p>
      <text:p text:style-name="P13"><text:span text:style-name="T8">Manual J</text:span><text:span text:style-name="T9">G</text:span><text:span text:style-name="T8">roups:</text:span></text:p>
      <text:p text:style-name="P13"><text:a xlink:type="simple" xlink:href="http://jgroups.org/manual/index.html#Security" text:style-name="Internet_20_link" text:visited-style-name="Visited_20_Internet_20_Link"><text:span text:style-name="T8">http://jgroups.org/manual/index.html#Security</text:span></text:a></text:p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905cm" fo:margin-left="1.90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3:50:04.366000000</meta:creation-date>
    <dc:date>2018-07-01T19:47:03.460000000</dc:date>
    <meta:editing-duration>PT1H7M6S</meta:editing-duration>
    <meta:editing-cycles>15</meta:editing-cycles>
    <meta:generator>LibreOffice/5.3.3.2$Windows_X86_64 LibreOffice_project/3d9a8b4b4e538a85e0782bd6c2d430bafe583448</meta:generator>
    <meta:document-statistic meta:table-count="0" meta:image-count="0" meta:object-count="0" meta:page-count="2" meta:paragraph-count="37" meta:word-count="412" meta:character-count="2517" meta:non-whitespace-character-count="2113"/>
  </office:meta>
</office:document-meta>
</file>